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15" style:family="table-cell" style:parent-style-name="Default" style:data-style-name="N10">
      <style:table-cell-properties fo:border="0.002cm solid #ff3333"/>
    </style:style>
    <style:style style:name="ce2" style:family="table-cell" style:parent-style-name="Default">
      <style:table-cell-properties fo:border="0.002cm solid #ff3333"/>
    </style:style>
    <style:style style:name="ce4" style:family="table-cell" style:parent-style-name="Default">
      <style:table-cell-properties fo:background-color="#eeeeee"/>
    </style:style>
    <style:style style:name="ce10" style:family="table-cell" style:parent-style-name="Default" style:data-style-name="N112">
      <style:table-cell-properties fo:border="0.002cm solid #ff3333"/>
    </style:style>
    <style:style style:name="ce11" style:family="table-cell" style:parent-style-name="Default">
      <style:table-cell-properties fo:background-color="#ffffff" fo:border="0.002cm solid #ff3333"/>
    </style:style>
    <style:style style:name="ce12" style:family="table-cell" style:parent-style-name="Default" style:data-style-name="N112">
      <style:table-cell-properties fo:background-color="#eeeee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09"/>
    <style:style style:name="ce7" style:family="table-cell" style:parent-style-name="Default" style:data-style-name="N11">
      <style:table-cell-properties fo:background-color="#eeeeee"/>
    </style:style>
    <style:style style:name="ce8" style:family="table-cell" style:parent-style-name="Default" style:data-style-name="N113">
      <style:table-cell-properties fo:background-color="#eeeeee"/>
    </style:style>
    <style:style style:name="ce9" style:family="table-cell" style:parent-style-name="Default" style:data-style-name="N109">
      <style:table-cell-properties fo:border="0.002cm solid #ff3333"/>
    </style:style>
  </office:automatic-styles>
  <office:body>
    <office:spreadsheet>
      <table:table table:name="Health" table:style-name="ta1" table:print="false">
        <table:table-column table:style-name="co3" table:default-cell-style-name="Default"/>
        <table:table-column table:style-name="co2" table:number-columns-repeated="21" table:default-cell-style-name="Default"/>
        <table:table-row table:style-name="ro3">
          <table:table-cell office:value-type="string" table:number-columns-spanned="22" table:number-rows-spanned="1">
            <text:p>Note: Needs frifox's gw2dps external tool from <text:a xlink:href="https://github.com/frifox/gw2dps/archive/master.zip">https://github.com/frifox/gw2dps/archive/master.zip</text:a>. This violates GW2 terms of service and may get you banned. Use at your own risk.</text:p>
          </table:table-cell>
          <table:covered-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Type</text:p>
          </table:table-cell>
          <table:table-cell table:number-columns-repeated="16"/>
        </table:table-row>
        <table:table-row table:style-name="ro2">
          <table:table-cell office:value-type="string">
            <text:p>Head Scientist</text:p>
          </table:table-cell>
          <table:table-cell office:value-type="string">
            <text:p>Champion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049580">
            <text:p>104958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Head Scientist</text:p>
          </table:table-cell>
          <table:table-cell office:value-type="string">
            <text:p>Champion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00190">
            <text:p>110019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Inquest Gunner</text:p>
          </table:table-cell>
          <table:table-cell office:value-type="string">
            <text:p>Elite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39392">
            <text:p>139392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Inquest Gunner</text:p>
          </table:table-cell>
          <table:table-cell office:value-type="string">
            <text:p>Elite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46136">
            <text:p>146136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Inquest Gunner</text:p>
          </table:table-cell>
          <table:table-cell office:value-type="string">
            <text:p>Elite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49572">
            <text:p>149572</text:p>
          </table:table-cell>
          <table:table-cell office:value-type="string">
            <text:p>Inquest</text:p>
          </table:table-cell>
          <table:table-cell table:number-columns-repeated="16"/>
        </table:table-row>
      </table:table>
      <table:table table:name="Damage" table:style-name="ta1" table:print="false">
        <table:table-column table:style-name="co4" table:default-cell-style-name="ce1"/>
        <table:table-column table:style-name="co2" table:number-columns-repeated="18" table:default-cell-style-name="Default"/>
        <table:table-row table:style-name="ro2">
          <table:table-cell table:style-name="Default" office:value-type="string" table:number-columns-spanned="19" table:number-rows-spanned="1">
            <text:p>Note: Get hit multiple times and record maximum damage. Try reduce variables like damage reduction to keep this simple.</text:p>
          </table:table-cell>
          <table:covered-table-cell table:number-columns-repeated="18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table:style-name="ce2" office:value-type="float" office:value="2500">
            <text:p>2500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Armor at level 80)</text:p>
          </table:table-cell>
          <table:covered-table-cell table:style-name="ce1"/>
          <table:table-cell table:style-name="ce2" office:value-type="float" office:value="2127">
            <text:p>2127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table:style-name="ce2" office:value-type="float" office:value="5">
            <text:p>5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Damage reduction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protection, put 33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office:value-type="string" table:number-columns-spanned="2" table:number-rows-spanned="1">
            <text:p>Damage increase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vulnerability, put 1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4" table:formula="of:=ROUND([.C3]*2127/[.C4]*(1+IF([.C5]&gt;1;([.C5]-1);[.C5])/100)/(1 + [.C7])/(1 - [.C6]))" office:value-type="float" office:value="2600">
            <text:p>2600</text:p>
          </table:table-cell>
          <table:table-cell table:number-columns-repeated="16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table:number-columns-spanned="4" table:number-rows-spanned="1">
            <text:p>Store values here: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3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10"/>
        </table:table-row>
        <table:table-row table:style-name="ro2">
          <table:table-cell table:style-name="Default" office:value-type="string" table:number-columns-spanned="2" table:number-rows-spanned="1">
            <text:p>Inquest Gunner 78</text:p>
          </table:table-cell>
          <table:covered-table-cell/>
          <table:table-cell office:value-type="float" office:value="0">
            <text:p>0</text:p>
          </table:table-cell>
          <table:table-cell table:number-columns-repeated="3"/>
          <table:table-cell office:value-type="string" table:number-columns-spanned="2" table:number-rows-spanned="1">
            <text:p>Head Scientist 77</text:p>
          </table:table-cell>
          <table:covered-table-cell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11"/>
        </table:table-row>
        <table:table-row table:style-name="ro2">
          <table:table-cell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Trick Shot</text:p>
          </table:table-cell>
          <table:covered-table-cell/>
          <table:table-cell table:style-name="ce2" office:value-type="float" office:value="1318">
            <text:p>1318</text:p>
          </table:table-cell>
          <table:table-cell table:style-name="ce2" office:value-type="float" office:value="1">
            <text:p>1</text:p>
          </table:table-cell>
          <table:table-cell table:style-name="ce4" table:formula="of:=[.C17]*[.D17]" office:value-type="float" office:value="1318">
            <text:p>1318</text:p>
          </table:table-cell>
          <table:table-cell/>
          <table:table-cell office:value-type="string" table:number-columns-spanned="2" table:number-rows-spanned="1">
            <text:p>Lightning Whip</text:p>
          </table:table-cell>
          <table:covered-table-cell/>
          <table:table-cell table:style-name="ce2" office:value-type="float" office:value="2325">
            <text:p>2325</text:p>
          </table:table-cell>
          <table:table-cell table:style-name="ce2" office:value-type="float" office:value="2">
            <text:p>2</text:p>
          </table:table-cell>
          <table:table-cell table:style-name="ce4" table:formula="of:=[.I17]*[.J17]" office:value-type="float" office:value="4650">
            <text:p>4650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Unload</text:p>
          </table:table-cell>
          <table:covered-table-cell/>
          <table:table-cell table:style-name="ce2" office:value-type="float" office:value="510">
            <text:p>510</text:p>
          </table:table-cell>
          <table:table-cell table:style-name="ce2" office:value-type="float" office:value="16">
            <text:p>16</text:p>
          </table:table-cell>
          <table:table-cell table:style-name="ce4" table:formula="of:=[.C18]*[.D18]" office:value-type="float" office:value="8160">
            <text:p>8160</text:p>
          </table:table-cell>
          <table:table-cell/>
          <table:table-cell office:value-type="string" table:number-columns-spanned="2" table:number-rows-spanned="1">
            <text:p>Lightning Leap</text:p>
          </table:table-cell>
          <table:covered-table-cell/>
          <table:table-cell table:style-name="ce2" office:value-type="float" office:value="3177">
            <text:p>3177</text:p>
          </table:table-cell>
          <table:table-cell table:style-name="ce2" office:value-type="float" office:value="1">
            <text:p>1</text:p>
          </table:table-cell>
          <table:table-cell table:style-name="ce4" table:formula="of:=[.I18]*[.J18]" office:value-type="float" office:value="3177">
            <text:p>3177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Evasive Trap</text:p>
          </table:table-cell>
          <table:covered-table-cell/>
          <table:table-cell table:style-name="ce2" office:value-type="float" office:value="3297">
            <text:p>3297</text:p>
          </table:table-cell>
          <table:table-cell table:style-name="ce2" office:value-type="float" office:value="1">
            <text:p>1</text:p>
          </table:table-cell>
          <table:table-cell table:style-name="ce4" table:formula="of:=[.C19]*[.D19]" office:value-type="float" office:value="3297">
            <text:p>3297</text:p>
          </table:table-cell>
          <table:table-cell table:number-columns-repeated="14"/>
        </table:table-row>
      </table:table>
      <table:table table:name="Armor" table:style-name="ta1" table:print="false">
        <table:table-column table:style-name="co2" table:default-cell-style-name="ce1"/>
        <table:table-column table:style-name="co2" table:number-columns-repeated="21" table:default-cell-style-name="Default"/>
        <table:table-row table:style-name="ro2">
          <table:table-cell table:style-name="Default" office:value-type="string" table:number-columns-spanned="22" table:number-rows-spanned="1">
            <text:p>Note: This doesn't work for enemies under level 80 because of unknown weapon scaling. You can still collect data as it can be scaled down later.</text:p>
          </table:table-cell>
          <table:covered-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3" table:number-rows-spanned="1">
            <text:p>Weapon strength downscaling</text:p>
          </table:table-cell>
          <table:covered-table-cell table:number-columns-repeated="2"/>
          <table:table-cell office:value-type="string" table:number-columns-spanned="8" table:number-rows-spanned="1">
            <text:p>Note: This is still experimental and inaccurate so if you use this also include normal weapon strength.</text:p>
          </table:table-cell>
          <table:covered-table-cell table:number-columns-repeated="7"/>
          <table:table-cell/>
          <table:table-cell table:style-name="ce5" office:value-type="string" table:number-columns-spanned="2" table:number-rows-spanned="1">
            <text:p>Tooltip armors</text:p>
          </table:table-cell>
          <table:covered-table-cell/>
          <table:table-cell table:number-columns-repeated="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11"/>
          <table:table-cell table:style-name="ce1" office:value-type="string">
            <text:p>Level</text:p>
          </table:table-cell>
          <table:table-cell table:style-name="ce1" office:value-type="string">
            <text:p>Value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Normal weapon strength</text:p>
          </table:table-cell>
          <table:covered-table-cell/>
          <table:table-cell table:style-name="ce2" office:value-type="float" office:value="920">
            <text:p>920</text:p>
          </table:table-cell>
          <table:table-cell table:style-name="ce2" office:value-type="float" office:value="1080">
            <text:p>1080</text:p>
          </table:table-cell>
          <table:table-cell table:number-columns-repeated="8"/>
          <table:table-cell table:style-name="ce2" office:value-type="float" office:value="30">
            <text:p>30</text:p>
          </table:table-cell>
          <table:table-cell table:style-name="ce2" office:value-type="float" office:value="515">
            <text:p>515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Spread</text:p>
          </table:table-cell>
          <table:covered-table-cell/>
          <table:table-cell table:style-name="ce7" table:formula="of:=([.D6]-([.D6]+[.C6])/2)/([.D6]+[.C6])*2" office:value-type="percentage" office:value="0.08">
            <text:p>8,00%</text:p>
          </table:table-cell>
          <table:table-cell table:number-columns-repeated="9"/>
          <table:table-cell table:style-name="ce2" office:value-type="float" office:value="35">
            <text:p>35</text:p>
          </table:table-cell>
          <table:table-cell table:style-name="ce2" office:value-type="float" office:value="612">
            <text:p>61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Power</text:p>
          </table:table-cell>
          <table:covered-table-cell/>
          <table:table-cell table:style-name="ce2" office:value-type="float" office:value="2300">
            <text:p>230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Coefficient</text:p>
          </table:table-cell>
          <table:covered-table-cell/>
          <table:table-cell table:style-name="ce2" office:value-type="float" office:value="0.66">
            <text:p>0,66</text:p>
          </table:table-cell>
          <table:table-cell table:number-columns-repeated="9"/>
          <table:table-cell table:style-name="ce2" office:value-type="float" office:value="45">
            <text:p>45</text:p>
          </table:table-cell>
          <table:table-cell table:style-name="ce2" office:value-type="float" office:value="882">
            <text:p>88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damage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style-name="ce2" office:value-type="float" office:value="1046">
            <text:p>1046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armor</text:p>
          </table:table-cell>
          <table:covered-table-cell/>
          <table:table-cell table:style-name="ce2" office:value-type="float" office:value="2600">
            <text:p>2600</text:p>
          </table:table-cell>
          <table:table-cell table:number-columns-repeated="9"/>
          <table:table-cell table:style-name="ce2" office:value-type="float" office:value="55">
            <text:p>55</text:p>
          </table:table-cell>
          <table:table-cell table:style-name="ce2" office:value-type="float" office:value="1209">
            <text:p>1209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Downscaled strength</text:p>
          </table:table-cell>
          <table:covered-table-cell/>
          <table:table-cell table:style-name="ce8" table:formula="of:=[.C10]*[.C11]/[.C9]/[.C8]" office:value-type="float" office:value="0">
            <text:p>0,0000</text:p>
          </table:table-cell>
          <table:table-cell table:style-name="ce8" table:formula="of:=[.C12]/(1 + [.C7])" office:value-type="float" office:value="0">
            <text:p>0,0000</text:p>
          </table:table-cell>
          <table:table-cell table:style-name="ce8" table:formula="of:=[.C12] * (1 + [.C7])" office:value-type="float" office:value="0">
            <text:p>0,0000</text:p>
          </table:table-cell>
          <table:table-cell table:number-columns-repeated="7"/>
          <table:table-cell table:style-name="ce2" office:value-type="float" office:value="60">
            <text:p>60</text:p>
          </table:table-cell>
          <table:table-cell table:style-name="ce2" office:value-type="float" office:value="1448">
            <text:p>1448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65">
            <text:p>6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0">
            <text:p>70</text:p>
          </table:table-cell>
          <table:table-cell table:style-name="ce2" office:value-type="float" office:value="1922">
            <text:p>1922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5">
            <text:p>7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8">
            <text:p>78</text:p>
          </table:table-cell>
          <table:table-cell table:style-name="ce2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21"/>
        </table:table-row>
        <table:table-row table:style-name="ro2">
          <table:table-cell table:style-name="Default" office:value-type="string" table:number-columns-spanned="4" table:number-rows-spanned="1">
            <text:p>Note; Using unscaled weapon strength.</text:p>
          </table:table-cell>
          <table:covered-table-cell table:number-columns-repeated="3"/>
          <table:table-cell table:number-columns-repeated="1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>
            <text:p>Enemy</text:p>
          </table:table-cell>
          <table:table-cell table:style-name="ce6" office:value-type="string" table:number-columns-spanned="2" table:number-rows-spanned="1">
            <text:p>Gunner 78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Gunner 77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J Assault 79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Kudu's Power Suit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Kudu</text:p>
          </table:table-cell>
          <table:covered-table-cell table:style-name="ce9"/>
          <table:table-cell table:number-columns-repeated="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C26]+[.C25])/2 - [.C25])/(([.C26]+[.C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G26]+[.G25])/2 - [.G25])/(([.G26]+[.G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K26]+[.K25])/2 - [.K25])/(([.K26]+[.K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O26]+[.O25])/2 - [.O25])/(([.O26]+[.O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S26]+[.S25])/2 - [.S25])/(([.S26]+[.S25])/2)/100 %" office:value-type="percentage" office:value="0.08">
            <text:p>8,00%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476">
            <text:p>2476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476">
            <text:p>2476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529">
            <text:p>2529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529">
            <text:p>2529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247">
            <text:p>2247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Raw damage</text:p>
          </table:table-cell>
          <table:covered-table-cell/>
          <table:table-cell table:style-name="ce4" table:formula="of:=([.C25] * [.C29])*[.C30]*[.C31]" office:value-type="float" office:value="789299.28">
            <text:p>789299,28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G25] * [.G29])*[.G30]*[.G31]" office:value-type="float" office:value="789299.28">
            <text:p>789299,28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K25] * [.K29])*[.K30]*[.K31]" office:value-type="float" office:value="806194.62">
            <text:p>806194,62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O25] * [.O29])*[.O30]*[.O31]" office:value-type="float" office:value="806194.62">
            <text:p>806194,62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S25] * [.S29])*[.S30]*[.S31]" office:value-type="float" office:value="716298.66">
            <text:p>716298,66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31">
            <text:p>331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57">
            <text:p>357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60">
            <text:p>360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81">
            <text:p>281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75">
            <text:p>375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87">
            <text:p>387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408">
            <text:p>408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422">
            <text:p>422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28">
            <text:p>328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437">
            <text:p>437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Hit range</text:p>
          </table:table-cell>
          <table:covered-table-cell/>
          <table:table-cell table:style-name="ce7" table:formula="of:= (([.C35]+[.C34])/2 - [.C34])/(([.C35]+[.C34])/2)/100 %" office:value-type="percentage" office:value="0.0779944289693593">
            <text:p>7,80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G35]+[.G34])/2 - [.G34])/(([.G35]+[.G34])/2)/100 %" office:value-type="percentage" office:value="0.0666666666666667">
            <text:p>6,67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K35]+[.K34])/2 - [.K34])/(([.K35]+[.K34])/2)/100 %" office:value-type="percentage" office:value="0.0792838874680307">
            <text:p>7,93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O35]+[.O34])/2 - [.O34])/(([.O35]+[.O34])/2)/100 %" office:value-type="percentage" office:value="0.077175697865353">
            <text:p>7,72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S35]+[.S34])/2 - [.S34])/(([.S35]+[.S34])/2)/100 %" office:value-type="percentage" office:value="0.0763546798029557">
            <text:p>7,64%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C35]/[.C26]*[.C25])" office:value-type="float" office:value="330">
            <text:p>330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G35]/[.G26]*[.G25])" office:value-type="float" office:value="348">
            <text:p>34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K35]/[.K26]*[.K25])" office:value-type="float" office:value="359">
            <text:p>359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O35]/[.O26]*[.O25])" office:value-type="float" office:value="279">
            <text:p>279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S35]/[.S26]*[.S25])" office:value-type="float" office:value="372">
            <text:p>372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C34]/[.C25]*[.C26])" office:value-type="float" office:value="389">
            <text:p>389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G34]/[.G25]*[.G26])" office:value-type="float" office:value="419">
            <text:p>419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K34]/[.K25]*[.K26])" office:value-type="float" office:value="423">
            <text:p>423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O34]/[.O25]*[.O26])" office:value-type="float" office:value="330">
            <text:p>330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S34]/[.S25]*[.S26])" office:value-type="float" office:value="440">
            <text:p>44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4" table:formula="of:=[.C32]/([.C34]+1)" office:value-type="float" office:value="2377.40746987952">
            <text:p>2377,41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G32]/([.G34]+1)" office:value-type="float" office:value="2204.74659217877">
            <text:p>2204,75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K32]/([.K34]+1)" office:value-type="float" office:value="2233.22609418283">
            <text:p>2233,23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O32]/([.O34]+1)" office:value-type="float" office:value="2858.84617021277">
            <text:p>2858,85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S32]/([.S34]+1)" office:value-type="float" office:value="1905.04962765957">
            <text:p>1905,05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4" table:formula="of:=[.C32]/[.C37]" office:value-type="float" office:value="2391.816">
            <text:p>2391,82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G32]/[.G37]" office:value-type="float" office:value="2268.10137931034">
            <text:p>2268,1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K32]/[.K37]" office:value-type="float" office:value="2245.66746518106">
            <text:p>2245,67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O32]/[.O37]" office:value-type="float" office:value="2889.5864516129">
            <text:p>2889,59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S32]/[.S37]" office:value-type="float" office:value="1925.53403225806">
            <text:p>1925,5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Cleave minium armor</text:p>
          </table:table-cell>
          <table:covered-table-cell/>
          <table:table-cell table:style-name="ce11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 table:number-columns-spanned="2" table:number-rows-spanned="1">
            <text:p>Cleave maximum armor</text:p>
          </table:table-cell>
          <table:covered-table-cell/>
          <table:table-cell table:style-name="ce11" office:value-type="float" office:value="0">
            <text:p>0</text:p>
          </table:table-cell>
          <table:table-cell table:number-columns-repeated="19"/>
        </table:table-row>
        <table:table-row table:style-name="ro2" table:number-rows-repeated="4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2" table:number-rows-spanned="1">
            <text:p>Cleave test</text:p>
          </table:table-cell>
          <table:covered-table-cell/>
          <table:table-cell table:number-columns-repeated="20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Test 78</text:p>
          </table:table-cell>
          <table:covered-table-cell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19"/>
        </table:table-row>
        <table:table-row table:style-name="ro2">
          <table:table-cell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19"/>
        </table:table-row>
        <table:table-row table:style-name="ro2">
          <table:table-cell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Test 77</text:p>
          </table:table-cell>
          <table:covered-table-cell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12" table:formula="of:=[.C54]*[.C56]/[.C57]" office:value-type="float" office:value="2373.30112453145">
            <text:p>2373,30112</text:p>
          </table:table-cell>
          <table:table-cell table:style-name="ce12" table:formula="of:=[.D54]*[.C56]/[.C57]" office:value-type="float" office:value="2390.31403581841">
            <text:p>2390,31404</text:p>
          </table:table-cell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C54] * [.C58]/[.C51] /[.C57]" office:value-type="float" office:value="0">
            <text:p>0,00000</text:p>
          </table:table-cell>
          <table:table-cell table:style-name="ce12" table:formula="of:=[.D54] * [.C58]/[.C51] /[.C57]" office:value-type="float" office:value="0">
            <text:p>0,00000</text:p>
          </table:table-cell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C54] * [.C56] / [.C59] *[.C51]" office:value-type="float" office:value="0">
            <text:p>#JAKO/0!</text:p>
          </table:table-cell>
          <table:table-cell table:style-name="ce4" table:formula="of:=[.D54] * [.C56] / [.C59] *[.C51]" office:value-type="float" office:value="0">
            <text:p>#JAKO/0!</text:p>
          </table:table-cell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C54]*[.C58]/[.C59]" office:value-type="float" office:value="0">
            <text:p>#JAKO/0!</text:p>
          </table:table-cell>
          <table:table-cell table:style-name="ce12" table:formula="of:=[.D54]*[.C58]/[.C59]" office:value-type="float" office:value="0">
            <text:p>#JAKO/0!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14.08.2014</text:date>, <text:time>17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5M32S</meta:editing-duration>
    <meta:editing-cycles>128</meta:editing-cycles>
    <meta:generator>OpenOffice/4.1.0$Win32 OpenOffice.org_project/410m18$Build-9764</meta:generator>
    <dc:date>2014-08-14T17:37:11.60</dc:date>
    <dc:creator>Jere Kuusela</dc:creator>
    <meta:document-statistic meta:table-count="3" meta:cell-count="315" meta:object-count="0"/>
    <meta:user-defined meta:name="Info 1"/>
    <meta:user-defined meta:name="Info 2"/>
    <meta:user-defined meta:name="Info 3"/>
    <meta:user-defined meta:name="Info 4"/>
  </office:meta>
</office:document-meta>
</file>